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841cm"/>
    </style:style>
    <style:style style:name="co2" style:family="table-column">
      <style:table-column-properties fo:break-before="auto" style:column-width="5.93cm"/>
    </style:style>
    <style:style style:name="co3" style:family="table-column">
      <style:table-column-properties fo:break-before="auto" style:column-width="1.68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4" style:family="table-cell" style:parent-style-name="Default">
      <style:table-cell-properties fo:background-color="#bce4e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9" style:family="table-cell" style:parent-style-name="Default" style:data-style-name="N14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45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5pt" fo:font-style="normal" fo:text-shadow="none" style:text-underline-style="none" fo:font-weight="normal" style:font-size-asian="15pt" style:font-style-asian="normal" style:font-weight-asian="normal" style:font-name-complex="MS Sans Serif" style:font-size-complex="15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4" office:value-type="string" calcext:value-type="string">
            <text:p>Obtention de l’année de M1 : Condition 1 ET Condition 2 vrai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Condition <text:s/>1 : moyenne des UE communes ≥ 9,25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Notes à saisir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Algorithmes et systèmes distribués (DINF7ALG)</text:p>
          </table:table-cell>
          <table:table-cell table:style-name="ce4" office:value-type="float" office:value="16.667" calcext:value-type="float">
            <text:p>16,667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Compilation (DINF7CPI)</text:p>
          </table:table-cell>
          <table:table-cell table:style-name="ce4" office:value-type="float" office:value="9.281" calcext:value-type="float">
            <text:p>9,28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Ingénierie du logiciel (DINF7IGL)</text:p>
          </table:table-cell>
          <table:table-cell table:style-name="ce4" office:value-type="float" office:value="11.46" calcext:value-type="float">
            <text:p>11,46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Renforcement POO (DINF7RPO)</text:p>
          </table:table-cell>
          <table:table-cell table:style-name="ce4" office:value-type="float" office:value="13.833" calcext:value-type="float">
            <text:p>13,83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ystème temps réel (DINF8SYS)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Moyenne des UE communes</text:p>
          </table:table-cell>
          <table:table-cell table:style-name="ce9" table:formula="of:=AVERAGE([.B5:.B9])" office:value-type="float" office:value="12.8482" calcext:value-type="float">
            <text:p>12,848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Condition <text:s/>2 : moyenne de l’année ≥ 1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Calcul de la note minimale de stage pour obtenir la moyenne sur l’année</text:p>
          </table:table-cell>
          <table:table-cell table:style-name="ce10"/>
          <table:table-cell table:number-columns-repeated="1022"/>
        </table:table-row>
        <table:table-row table:style-name="ro2">
          <table:table-cell table:style-name="ce6"/>
          <table:table-cell table:style-name="ce11" office:value-type="string" calcext:value-type="string">
            <text:p>Notes à saisir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oyenne de S7 </text:p>
          </table:table-cell>
          <table:table-cell table:style-name="ce4" office:value-type="float" office:value="13.215" calcext:value-type="float">
            <text:p>13,215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oyenne de S8 (avec note de stage/TAL à 0)</text:p>
          </table:table-cell>
          <table:table-cell table:style-name="ce4" office:value-type="float" office:value="8.686" calcext:value-type="float">
            <text:p>8,686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10"/>
          <table:table-cell table:number-columns-repeated="1022"/>
        </table:table-row>
        <table:table-row table:style-name="ro3">
          <table:table-cell table:style-name="ce7" office:value-type="string" calcext:value-type="string">
            <text:p>note minimale de stage/TAL pour obtenir la moyenne sur l’année :</text:p>
          </table:table-cell>
          <table:table-cell table:style-name="ce12" table:formula="of:=(20-[.B18]-[.B19])*30/8" office:value-type="float" office:value="-7.12875" calcext:value-type="float">
            <text:p>-7,129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13"/>
          <table:table-cell table:number-columns-repeated="1022"/>
        </table:table-row>
        <table:table-row table:style-name="ro2">
          <table:table-cell/>
          <table:table-cell table:formula="of:= ([.B18] + [.B19])/2" office:value-type="float" office:value="10.9505" calcext:value-type="float">
            <text:p>10,950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 style:data-style-name="N2" text:time-value="08:50:10.742094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6-05T18:19:34</meta:creation-date>
    <meta:initial-creator>fabiani</meta:initial-creator>
    <dc:language>fr-FR</dc:language>
    <dc:date>2023-06-16T08:54:51.070805222</dc:date>
    <meta:editing-cycles>5</meta:editing-cycles>
    <meta:editing-duration>PT41M53S</meta:editing-duration>
    <meta:generator>LibreOffice/6.4.7.2$Linux_X86_64 LibreOffice_project/40$Build-2</meta:generator>
    <meta:document-statistic meta:table-count="1" meta:cell-count="2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